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essiah" svg:font-family="essiah" style:font-pitch="variable"/>
    <style:font-face style:name="essio" svg:font-family="essio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essio" fo:font-size="16pt" officeooo:rsid="000cb23c" officeooo:paragraph-rsid="000cb23c" style:font-size-asian="14pt" style:font-size-complex="16pt"/>
    </style:style>
    <style:style style:name="P2" style:family="paragraph" style:parent-style-name="Standard">
      <style:text-properties style:font-name="essio" fo:font-size="16pt" fo:font-weight="normal" officeooo:rsid="001e75f8" officeooo:paragraph-rsid="000cb23c" style:font-size-asian="14pt" style:font-weight-asian="normal" style:font-size-complex="16pt" style:font-weight-complex="normal"/>
    </style:style>
    <style:style style:name="P3" style:family="paragraph" style:parent-style-name="Standard">
      <style:text-properties style:font-name="essio" fo:font-size="16pt" fo:font-weight="normal" officeooo:rsid="00205801" officeooo:paragraph-rsid="00205801" style:font-size-asian="14pt" style:font-weight-asian="normal" style:font-size-complex="16pt" style:font-weight-complex="normal"/>
    </style:style>
    <style:style style:name="P4" style:family="paragraph" style:parent-style-name="Standard">
      <style:text-properties style:font-name="DejaVu Sans" fo:font-size="16pt" fo:font-weight="normal" officeooo:rsid="006f788c" officeooo:paragraph-rsid="006f788c" style:font-size-asian="14pt" style:font-weight-asian="normal" style:font-size-complex="16pt" style:font-weight-complex="normal"/>
    </style:style>
    <style:style style:name="P5" style:family="paragraph" style:parent-style-name="Standard">
      <style:text-properties style:font-name="DejaVu Sans" fo:font-size="16pt" fo:font-weight="normal" officeooo:rsid="00743a2b" officeooo:paragraph-rsid="00743a2b" style:font-size-asian="14pt" style:font-weight-asian="normal" style:font-size-complex="16pt" style:font-weight-complex="normal"/>
    </style:style>
    <style:style style:name="P6" style:family="paragraph" style:parent-style-name="Standard">
      <style:text-properties style:font-name="DejaVu Sans" fo:font-size="16pt" fo:font-weight="normal" officeooo:rsid="0081fb4b" officeooo:paragraph-rsid="0081fb4b" style:font-size-asian="14pt" style:font-weight-asian="normal" style:font-size-complex="16pt" style:font-weight-complex="normal"/>
    </style:style>
    <style:style style:name="P7" style:family="paragraph" style:parent-style-name="Standard">
      <style:text-properties style:font-name="DejaVu Sans" fo:font-size="16pt" fo:font-weight="normal" officeooo:rsid="00895709" officeooo:paragraph-rsid="00895709" style:font-size-asian="14pt" style:font-weight-asian="normal" style:font-size-complex="16pt" style:font-weight-complex="normal"/>
    </style:style>
    <style:style style:name="P8" style:family="paragraph" style:parent-style-name="Standard">
      <style:text-properties style:font-name="DejaVu Sans" fo:font-size="16pt" fo:font-weight="normal" officeooo:rsid="0099aa3a" officeooo:paragraph-rsid="0099aa3a" style:font-size-asian="14pt" style:font-weight-asian="normal" style:font-size-complex="16pt" style:font-weight-complex="normal"/>
    </style:style>
    <style:style style:name="P9" style:family="paragraph" style:parent-style-name="Standard">
      <style:text-properties style:font-name="DejaVu Sans" fo:font-size="16pt" fo:font-weight="normal" officeooo:rsid="007dfe85" officeooo:paragraph-rsid="00b24a57" style:font-size-asian="14pt" style:font-weight-asian="normal" style:font-size-complex="16pt" style:font-weight-complex="normal"/>
    </style:style>
    <style:style style:name="P10" style:family="paragraph" style:parent-style-name="Standard">
      <style:text-properties style:font-name="essiah" fo:font-size="16pt" fo:font-weight="normal" officeooo:rsid="006f788c" officeooo:paragraph-rsid="006f788c" style:font-size-asian="14pt" style:font-weight-asian="normal" style:font-size-complex="16pt" style:font-weight-complex="normal"/>
    </style:style>
    <style:style style:name="P11" style:family="paragraph" style:parent-style-name="Standard">
      <style:text-properties style:font-name="essiah" fo:font-size="16pt" fo:font-weight="normal" officeooo:rsid="0073b68c" officeooo:paragraph-rsid="0073b68c" style:font-size-asian="14pt" style:font-weight-asian="normal" style:font-size-complex="16pt" style:font-weight-complex="normal"/>
    </style:style>
    <style:style style:name="P12" style:family="paragraph" style:parent-style-name="Standard">
      <style:text-properties style:font-name="essiah" fo:font-size="16pt" fo:font-weight="normal" officeooo:rsid="0085d125" officeooo:paragraph-rsid="0085d125" style:font-size-asian="14pt" style:font-weight-asian="normal" style:font-size-complex="16pt" style:font-weight-complex="normal"/>
    </style:style>
    <style:style style:name="P13" style:family="paragraph" style:parent-style-name="Standard">
      <style:text-properties style:font-name="essiah" fo:font-size="16pt" fo:font-weight="normal" officeooo:rsid="0099aa3a" officeooo:paragraph-rsid="0099aa3a" style:font-size-asian="14pt" style:font-weight-asian="normal" style:font-size-complex="16pt" style:font-weight-complex="normal"/>
    </style:style>
    <style:style style:name="P14" style:family="paragraph" style:parent-style-name="Standard">
      <style:text-properties style:font-name="essiah" fo:font-size="16pt" fo:font-weight="normal" officeooo:rsid="009fda76" officeooo:paragraph-rsid="009fda76" style:font-size-asian="14pt" style:font-weight-asian="normal" style:font-size-complex="16pt" style:font-weight-complex="normal"/>
    </style:style>
    <style:style style:name="P15" style:family="paragraph" style:parent-style-name="Standard">
      <style:text-properties style:font-name="essiah" fo:font-size="16pt" fo:font-weight="normal" officeooo:rsid="0080533f" officeooo:paragraph-rsid="009d28e3" style:font-size-asian="14pt" style:font-weight-asian="normal" style:font-size-complex="16pt" style:font-weight-complex="normal"/>
    </style:style>
    <style:style style:name="P16" style:family="paragraph" style:parent-style-name="Standard">
      <style:text-properties style:font-name="essiah" fo:font-size="16pt" fo:font-weight="normal" officeooo:rsid="007b1be9" officeooo:paragraph-rsid="007b1be9" style:font-size-asian="14pt" style:font-weight-asian="normal" style:font-size-complex="16pt" style:font-weight-complex="normal"/>
    </style:style>
    <style:style style:name="P17" style:family="paragraph" style:parent-style-name="Standard">
      <style:text-properties style:font-name="essiah" fo:font-size="16pt" fo:font-weight="normal" officeooo:rsid="009fda76" officeooo:paragraph-rsid="009fda76" style:font-size-asian="14pt" style:font-weight-asian="normal" style:font-size-complex="16pt" style:font-weight-complex="normal"/>
    </style:style>
    <style:style style:name="P18" style:family="paragraph" style:parent-style-name="Standard">
      <style:text-properties style:font-name="essiah" fo:font-size="16pt" fo:font-weight="normal" officeooo:rsid="00b489f7" officeooo:paragraph-rsid="00b5b3ff" style:font-size-asian="14pt" style:font-weight-asian="normal" style:font-size-complex="16pt" style:font-weight-complex="normal"/>
    </style:style>
    <style:style style:name="P19" style:family="paragraph" style:parent-style-name="Standard">
      <style:text-properties style:font-name="DejaVu Sans" fo:font-size="16pt" fo:font-weight="normal" officeooo:rsid="00895709" officeooo:paragraph-rsid="00895709" style:font-size-asian="14pt" style:font-weight-asian="normal" style:font-size-complex="16pt" style:font-weight-complex="normal"/>
    </style:style>
    <style:style style:name="P20" style:family="paragraph" style:parent-style-name="Standard">
      <style:text-properties style:font-name="essiah" fo:font-size="16pt" fo:font-weight="normal" officeooo:rsid="00b81802" officeooo:paragraph-rsid="00b81802" style:font-size-asian="14pt" style:font-weight-asian="normal" style:font-size-complex="16pt" style:font-weight-complex="normal"/>
    </style:style>
    <style:style style:name="P21" style:family="paragraph" style:parent-style-name="Standard">
      <style:text-properties style:font-name="DejaVu Sans" fo:font-size="16pt" fo:font-weight="normal" officeooo:rsid="00b81802" officeooo:paragraph-rsid="00b81802" style:font-size-asian="14pt" style:font-weight-asian="normal" style:font-size-complex="16pt" style:font-weight-complex="normal"/>
    </style:style>
    <style:style style:name="T1" style:family="text">
      <style:text-properties officeooo:rsid="0081fb4b"/>
    </style:style>
    <style:style style:name="T2" style:family="text">
      <style:text-properties officeooo:rsid="008765e3"/>
    </style:style>
    <style:style style:name="T3" style:family="text">
      <style:text-properties officeooo:rsid="00a5a446"/>
    </style:style>
    <style:style style:name="T4" style:family="text">
      <style:text-properties officeooo:rsid="00a9a5e4"/>
    </style:style>
    <style:style style:name="T5" style:family="text">
      <style:text-properties officeooo:rsid="00af6d05"/>
    </style:style>
    <style:style style:name="T6" style:family="text">
      <style:text-properties officeooo:rsid="00b09e85"/>
    </style:style>
    <style:style style:name="T7" style:family="text">
      <style:text-properties style:font-name="DejaVu Sans" officeooo:rsid="00b5b3ff"/>
    </style:style>
    <style:style style:name="T8" style:family="text">
      <style:text-properties officeooo:rsid="00b618b4"/>
    </style:style>
    <style:style style:name="T9" style:family="text">
      <style:text-properties officeooo:rsid="00b72ebe"/>
    </style:style>
    <style:style style:name="T10" style:family="text">
      <style:text-properties officeooo:rsid="00b81802"/>
    </style:style>
    <style:style style:name="T11" style:family="text">
      <style:text-properties officeooo:rsid="00b9db6c"/>
    </style:style>
    <style:style style:name="T12" style:family="text">
      <style:text-properties officeooo:rsid="00bb9602"/>
    </style:style>
    <style:style style:name="T13" style:family="text">
      <style:text-properties officeooo:rsid="00bd4866"/>
    </style:style>
    <style:style style:name="T14" style:family="text">
      <style:text-properties officeooo:rsid="00c02f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12">o</text:span>ocoos ocoos dos tru.</text:p>
      <text:p text:style-name="P4">"I beg<text:span text:style-name="T12">a</text:span>n at the beginning."</text:p>
      <text:p text:style-name="P11">ocmoso ocmos <text:span text:style-name="T13">dos</text:span> tru.</text:p>
      <text:p text:style-name="P5">"I will end <text:span text:style-name="T13">at the</text:span> ending."</text:p>
      <text:p text:style-name="P5"/>
      <text:p text:style-name="P16">?<text:span text:style-name="T8">t</text:span>on cruus m<text:span text:style-name="T3">u</text:span>l <text:span text:style-name="T5">pasen tru</text:span>.</text:p>
      <text:p text:style-name="P9">"Are you writing <text:span text:style-name="T6">a document</text:span>?"</text:p>
      <text:p text:style-name="P15">yu, cruus <text:span text:style-name="T1">mul pasen</text:span> tru.</text:p>
      <text:p text:style-name="P6">"Yes, I am writing <text:span text:style-name="T6">a document</text:span>."</text:p>
      <text:p text:style-name="P6"/>
      <text:p text:style-name="P12">sonu avum autos <text:span text:style-name="T2">aon </text:span>trotu.</text:p>
      <text:p text:style-name="P7">"<text:span text:style-name="T14">He/She</text:span> has good intentions."</text:p>
      <text:p text:style-name="P7"/>
      <text:p text:style-name="P20">?sE suunA <text:span text:style-name="T11">gau</text:span>.</text:p>
      <text:p text:style-name="P21">"<text:span text:style-name="T11">(</text:span>Are<text:span text:style-name="T11">)</text:span> th<text:span text:style-name="T11">ose</text:span> people evil?"</text:p>
      <text:p text:style-name="P13"><text:span text:style-name="T10">Zo, </text:span>sE <text:span text:style-name="T9">suunu </text:span>aon.</text:p>
      <text:p text:style-name="P8">"<text:span text:style-name="T10">No, these people (are) good.</text:span>"</text:p>
      <text:p text:style-name="P14"/>
      <text:p text:style-name="P18">zIfo locus trotu.</text:p>
      <text:p text:style-name="P18"><text:span text:style-name="T7">"I will stress the principles."</text:span> </text:p>
      <text:p text:style-name="P2"/>
      <text:p text:style-name="P2"/>
      <text:p text:style-name="P3"/>
      <text:p text:style-name="P3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essiah" svg:font-family="essiah" style:font-pitch="variable"/>
    <style:font-face style:name="essio" svg:font-family="essio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1:49:11.646218320</meta:creation-date>
    <meta:generator>LibreOffice/5.1.1.3$Linux_x86 LibreOffice_project/10m0$Build-3</meta:generator>
    <dc:date>2016-04-08T16:17:14.191413600</dc:date>
    <meta:editing-duration>P1DT3H28S</meta:editing-duration>
    <meta:editing-cycles>108</meta:editing-cycles>
    <meta:document-statistic meta:table-count="0" meta:image-count="0" meta:object-count="0" meta:page-count="1" meta:paragraph-count="16" meta:word-count="73" meta:character-count="396" meta:non-whitespace-character-count="338"/>
  </office:meta>
</office:document-meta>
</file>